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4081" officeooo:paragraph-rsid="001f1dba"/>
    </style:style>
    <style:style style:name="P2" style:family="paragraph" style:parent-style-name="Standard">
      <style:text-properties officeooo:rsid="001f1dba" officeooo:paragraph-rsid="001f1dba"/>
    </style:style>
    <style:style style:name="P3" style:family="paragraph" style:parent-style-name="Standard">
      <style:text-properties officeooo:rsid="001f1dba" officeooo:paragraph-rsid="00206eff"/>
    </style:style>
    <style:style style:name="P4" style:family="paragraph" style:parent-style-name="Standard">
      <style:text-properties officeooo:rsid="001f1dba" officeooo:paragraph-rsid="00219a92"/>
    </style:style>
    <style:style style:name="P5" style:family="paragraph" style:parent-style-name="Standard">
      <style:text-properties officeooo:rsid="001f1dba" officeooo:paragraph-rsid="0023760e"/>
    </style:style>
    <style:style style:name="P6" style:family="paragraph" style:parent-style-name="Standard">
      <style:text-properties officeooo:rsid="001f1dba" officeooo:paragraph-rsid="0026a194"/>
    </style:style>
    <style:style style:name="P7" style:family="paragraph" style:parent-style-name="Standard">
      <style:text-properties officeooo:rsid="00219a92" officeooo:paragraph-rsid="00219a92"/>
    </style:style>
    <style:style style:name="P8" style:family="paragraph" style:parent-style-name="Standard">
      <style:text-properties officeooo:rsid="00219a92" officeooo:paragraph-rsid="00281aa4"/>
    </style:style>
    <style:style style:name="P9" style:family="paragraph" style:parent-style-name="Standard">
      <style:text-properties officeooo:rsid="00219a92" officeooo:paragraph-rsid="0028700a"/>
    </style:style>
    <style:style style:name="T1" style:family="text">
      <style:text-properties officeooo:rsid="001f1dba"/>
    </style:style>
    <style:style style:name="T2" style:family="text">
      <style:text-properties officeooo:rsid="00206eff"/>
    </style:style>
    <style:style style:name="T3" style:family="text">
      <style:text-properties officeooo:rsid="00219a92"/>
    </style:style>
    <style:style style:name="T4" style:family="text">
      <style:text-properties officeooo:rsid="00250fff"/>
    </style:style>
    <style:style style:name="T5" style:family="text">
      <style:text-properties style:font-name="Liberation Serif1" officeooo:rsid="00250fff" style:font-name-asian="Liberation Serif1" style:font-name-complex="Liberation Serif1"/>
    </style:style>
    <style:style style:name="T6" style:family="text">
      <style:text-properties style:font-name="Liberation Serif" officeooo:rsid="00250fff" style:font-name-asian="Songti SC" style:font-name-complex="Arial Unicode MS"/>
    </style:style>
    <style:style style:name="T7" style:family="text">
      <style:text-properties fo:color="#00a933" style:font-name="Liberation Serif1" officeooo:rsid="00250fff" style:font-name-asian="Liberation Serif1" style:font-name-complex="Liberation Seri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DO LIST :</text:p>
      <text:p text:style-name="P2"/>
      <text:p text:style-name="P7">articles :</text:p>
      <text:p text:style-name="P2"/>
      <text:p text:style-name="P2">- Implémenter supprimer <text:span text:style-name="T7">√</text:span></text:p>
      <text:p text:style-name="P3">- <text:span text:style-name="T2">Implémenter la recherche d’article</text:span></text:p>
      <text:p text:style-name="P6">- <text:span text:style-name="T2">Implémenter modification article fonctionnelle </text:span><text:span text:style-name="T7">√</text:span></text:p>
      <text:p text:style-name="P3"/>
      <text:p text:style-name="P7">joueurs :</text:p>
      <text:p text:style-name="P7"/>
      <text:p text:style-name="P8">- implémenter ajout joueur <text:span text:style-name="T7">√</text:span></text:p>
      <text:p text:style-name="P7">- implémenter modif joueur</text:p>
      <text:p text:style-name="P7">- implémenter recherche joueur</text:p>
      <text:p text:style-name="P9">- implémenter affichage liste joueurs <text:span text:style-name="T7">√</text:span></text:p>
      <text:p text:style-name="P7">- implémenter supprimer joueur</text:p>
      <text:p text:style-name="P7">- implémenter voir sur site</text:p>
      <text:p text:style-name="P7"/>
      <text:p text:style-name="P3"><text:s/><text:span text:style-name="T3">Idem Staff &amp; Dirigeants</text:span></text:p>
      <text:p text:style-name="P3"/>
      <text:p text:style-name="P7">Parametres :</text:p>
      <text:p text:style-name="P7"/>
      <text:p text:style-name="P7">-implémenter les formulaires pour les param site et club</text:p>
      <text:p text:style-name="P7"/>
      <text:p text:style-name="P7">Calendrier et résultats :</text:p>
      <text:p text:style-name="P7"/>
      <text:p text:style-name="P7">- implémenter l’ajout d’un match</text:p>
      <text:p text:style-name="P7">- implémenter l’ajout d’un event</text:p>
      <text:p text:style-name="P7">- implémenter l’ajout d’un résultat</text:p>
      <text:p text:style-name="P7">- implémenter le form de classement</text:p>
      <text:p text:style-name="P1"/>
      <text:p text:style-name="P5">- Implémenter partager/voir articles</text:p>
      <text:p text:style-name="P1"/>
      <text:p text:style-name="P1">- Changer la version des dates en dates FR</text:p>
      <text:p text:style-name="P1">- Mettre les notes dans l’ordre d’importance</text:p>
      <text:p text:style-name="P1">- Empecher la possibilité de mettre une note avec champ vide</text:p>
      <text:p text:style-name="P1"/>
      <text:p text:style-name="P2">formulaire articles ckeditor</text:p>
      <text:p text:style-name="P2"/>
      <text:p text:style-name="P1">- <text:span text:style-name="T1">Enlever la possibilité intégrer un h1 dans articles</text:span></text:p>
      <text:p text:style-name="P1">- <text:span text:style-name="T1">enlever la disquette save</text:span></text:p>
      <text:p text:style-name="P1">- <text:span text:style-name="T1">enlever source</text:span></text:p>
      <text:p text:style-name="P1">- <text:span text:style-name="T1">enlever toute la partie intégration de formulaire dans l’article</text:span></text:p>
      <text:p text:style-name="P1">- <text:span text:style-name="T1">enlever le boutton flash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2T16:27:14.939060977</meta:creation-date>
    <dc:date>2020-04-13T17:57:08.799958145</dc:date>
    <meta:editing-duration>PT6H38M49S</meta:editing-duration>
    <meta:editing-cycles>10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30" meta:word-count="157" meta:character-count="971" meta:non-whitespace-character-count="843"/>
  </office:meta>
</office:document-meta>
</file>